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AB500001B4A0C0900D6.svm"/>
  <manifest:file-entry manifest:media-type="" manifest:full-path="Pictures/2000000700002C8D00001605BE861F32.svm"/>
  <manifest:file-entry manifest:media-type="" manifest:full-path="Pictures/2000000700002D9500000C686D7B9E2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3.517cm" style:rel-column-width="13107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E1" style:family="table-cell">
      <style:table-cell-properties fo:padding="0.097cm" fo:border="0.002cm solid #000000"/>
    </style:style>
    <style:style style:name="Tab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none" fo:border-top="none" fo:border-bottom="0.002cm solid #000000"/>
    </style:style>
    <style:style style:name="Tabla1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Standard" style:list-style-name="L1"/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Times New Roman"/>
    </style:style>
    <style:style style:name="P6" style:family="paragraph" style:parent-style-name="Standard">
      <style:paragraph-properties fo:text-align="start" style:justify-single-word="false"/>
      <style:text-properties style:font-name="Times New Roman" style:font-name-asian="SimSun" style:font-name-complex="Arial Unicode MS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Times New Roman" style:font-name-asian="SimSun" style:font-name-complex="Arial Unicode MS"/>
    </style:style>
    <style:style style:name="P8" style:family="paragraph" style:parent-style-name="Standard">
      <style:paragraph-properties fo:text-align="start" style:justify-single-word="false"/>
      <style:text-properties style:font-name="Times New Roman1" style:font-name-asian="SimSun" style:font-name-complex="Arial Unicode MS"/>
    </style:style>
    <style:style style:name="P9" style:family="paragraph" style:parent-style-name="Standard">
      <style:paragraph-properties fo:text-align="start" style:justify-single-word="false"/>
      <style:text-properties style:font-name="Times New Roman1" style:font-name-asian="Times New Roman1" style:font-name-complex="Times New Roman1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style:font-name-asian="Times New Roman1" style:font-name-complex="Times New Roman1"/>
    </style:style>
    <style:style style:name="T3" style:family="text">
      <style:text-properties style:font-name="Times New Roman1" style:font-name-asian="SimSun" style:font-name-complex="Arial Unicode MS"/>
    </style:style>
    <style:style style:name="T4" style:family="text">
      <style:text-properties style:font-name="Times New Roman"/>
    </style:style>
    <style:style style:name="T5" style:family="text">
      <style:text-properties style:font-name="Times New Roman" style:font-name-asian="SimSun" style:font-name-complex="Arial Unicode M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algoritmo <text:s/>de devanith : hartemberg para la obtencion del modelo cinematico directo</text:p>
      <text:p text:style-name="Standard"/>
      <text:list xml:id="list3163003970282608633" text:style-name="L1">
        <text:list-item>
          <text:p text:style-name="P3">d.h1) numerar los eslabones iniciando con la base n fija del robot </text:p>
        </text:list-item>
        <text:list-item>
          <text:p text:style-name="P3">numerar los grados de libertad <text:s/>empezando con la primera articulacion </text:p>
        </text:list-item>
        <text:list-item>
          <text:p text:style-name="P3">localizar el eje de cada articulacion, si es rotativa <text:s/>sera su propio eje <text:s/>si es prismatico sra a lo largo que se produce en su desplazamiento </text:p>
        </text:list-item>
        <text:list-item>
          <text:p text:style-name="P3">para i de 0 a n-1 <text:s/>situar en el eje de z, sobre el eje <text:s/>de la articulacion <text:s/>i+1</text:p>
        </text:list-item>
        <text:list-item>
          <text:p text:style-name="P3">situar el origen del sistema en la base {s0} en cualquier punto del eje z0 los ejes x0 se situaran de forma <text:s/>un sistema dixtologico <text:s/>con z0</text:p>
        </text:list-item>
        <text:list-item>
          <text:p text:style-name="P3">para i de la n-1 situar el sistema {si}(solidero al eslabon) en la interseccion del eje zi con la linea comun a zi y zj, si ambos ejen se cortasen <text:s/>se situaran {si} en el punto del corte <text:s/>si fuesen paralelos {si} se situaran en la activaccion i+1</text:p>
        </text:list-item>
        <text:list-item>
          <text:p text:style-name="P3">situar el eje xj en la linea normal <text:s/>comun a zij y zj</text:p>
        </text:list-item>
        <text:list-item>
          <text:p text:style-name="P3">situar yi <text:s/>de modo que forme un sistema dextologico <text:s/>con xi <text:s/>y zj </text:p>
        </text:list-item>
        <text:list-item>
          <text:p text:style-name="P3">situar el sitema <text:s/>{zn} en el extremo <text:s/>del robot <text:s/>de modo que zn <text:s/>coincida con la direccion <text:s/>zn-1 y xn <text:s/>sea normal <text:s/>a zn-1 y zn </text:p>
        </text:list-item>
        <text:list-item>
          <text:p text:style-name="P3">obtener <text:span text:style-name="T1">θ</text:span><text:span text:style-name="T4"> <text:s/>como el angulo <text:s/>que hay que girar en torno <text:s/>a zj-1 por que xj-y quede en paralelos .</text:span></text:p>
        </text:list-item>
        <text:list-item>
          <text:p text:style-name="P5"><text:s/>Obtener di <text:s/>como la distancia, medida <text:s/>alo largo del eje <text:s/>zj-i <text:s/>que habia que desplazarse {si-j} por que xj <text:s/>y x1-j quedese alineado </text:p>
        </text:list-item>
        <text:list-item>
          <text:p text:style-name="P5">obtener ai <text:s/>como la distancia obtenida <text:s/>a lo largo <text:s/>xi (que coincida con xj-1) que habia que desplazar <text:s/>el nuevo {si-j}</text:p>
        </text:list-item>
        <text:list-item>
          <text:p text:style-name="P4"><text:span text:style-name="T4">obtener </text:span><text:span text:style-name="T2">ℐ</text:span><text:span text:style-name="T5">, como el angulo <text:s/>que habia que girar <text:s/>entorno <text:s/>a xj (que coincida <text:s/>con xi-j) <text:s/>para el nuevo <text:s/>{sj-1} coincide totalmente <text:s/>con{si}</text:span></text:p>
        </text:list-item>
        <text:list-item>
          <text:p text:style-name="P7">obtener las matrices de transformacion aj</text:p>
        </text:list-item>
        <text:list-item>
          <text:p text:style-name="P4"><text:span text:style-name="T5">obtener la matriz <text:s/>de transformacion que relaciona <text:s/>el sistema <text:s/>de la bas con el extremo <text:s/>delñ robot T=</text:span><text:span text:style-name="T3">°A1,</text:span><text:span text:style-name="T2">ᶥ</text:span><text:span text:style-name="T3">A2´A</text:span><text:span text:style-name="T2">ᵑ</text:span></text:p>
        </text:list-item>
        <text:list-item>
          <text:p text:style-name="P7">la matriz T define la orientacion (sub matriz de rotacion) y pocicion (sub matriz de traslacion) del extremo referido a la base en funcion <text:s/>de las coordenadas <text:s/></text:p>
        </text:list-item>
      </text:list>
      <text:p text:style-name="P6"><draw:frame draw:style-name="fr1" draw:name="gráficos3" text:anchor-type="paragraph" svg:width="13.335cm" svg:height="5.861cm" draw:z-index="2"><draw:image xlink:href="Pictures/2000000700003AB500001B4A0C0900D6.svm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oft-page-break/><text:span text:style-name="T5">los cuatros pararmetros <text:s/>de DHL(</text:span><text:span text:style-name="T3">θ, dj ,a ,</text:span><text:span text:style-name="T2">ℐ</text:span><text:span text:style-name="T5">)dependera <text:s/>unicamente <text:s/>las caracteristicas <text:s/>geometricas de cada eslabon <text:s/>y de las articulaciones <text:s/>que las une :</text:span></text:p>
      <text:p text:style-name="P8">θ: es el angulo que forma losn ejes xj-i y xi en un plano perpendicular <text:s/>zi-j <text:s/>empezando con mano <text:s/>ala derecha (se trata de una articulacion movible )</text:p>
      <text:p text:style-name="P8">dj: es la distancia a lo largo <text:s/>del eje zj-1 desde el origen de sistemas de coordenadas (i-1) con el eje xj</text:p>
      <text:p text:style-name="P8">aj: es la distancia a lo largo del eje x1 que va desde <text:s/>la interseccion <text:s/>del eje <text:s/>zj con el eje x, hasta el origen <text:s/>del sitema 1-esimo, en el caso de la distancia <text:s/>mas corta entre los ejes zj y zi </text:p>
      <text:p text:style-name="P9">ℐi: es el angulo de separacion del eje zi <text:s/>y el eje zj medio en un plano <text:s/>perpendicular al eje xi</text:p>
      <text:p text:style-name="P9">las relaciones <text:s/>entre los eslabones consecutivos del robot inmediatamente, ya vienen con las matrices a y los eslabones que no son consecutivos vienen dadas por las matrices <text:s/>T</text:p>
      <text:p text:style-name="P9"/>
      <text:p text:style-name="P9"/>
      <text:p text:style-name="P9"/>
      <text:p text:style-name="P9"/>
      <text:p text:style-name="P9"/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2">articulacion</text:p>
          </table:table-cell>
          <table:table-cell table:style-name="Tabla1.A1" office:value-type="string">
            <text:p text:style-name="P8">θ</text:p>
          </table:table-cell>
          <table:table-cell table:style-name="Tabla1.A1" office:value-type="string">
            <text:p text:style-name="P2">d</text:p>
          </table:table-cell>
          <table:table-cell table:style-name="Tabla1.A1" office:value-type="string">
            <text:p text:style-name="P2">a</text:p>
          </table:table-cell>
          <table:table-cell table:style-name="Tabla1.E1" office:value-type="string">
            <text:p text:style-name="P9">ℐ</text:p>
          </table:table-cell>
        </table:table-row>
        <table:table-row>
          <table:table-cell table:style-name="Tabla1.A2" office:value-type="float" office:value="1">
            <text:p text:style-name="P2">1</text:p>
          </table:table-cell>
          <table:table-cell table:style-name="Tabla1.B2" office:value-type="string">
            <text:p text:style-name="P2">qi</text:p>
          </table:table-cell>
          <table:table-cell table:style-name="Tabla1.B2" office:value-type="string">
            <text:p text:style-name="P2">lj</text:p>
          </table:table-cell>
          <table:table-cell table:style-name="Tabla1.A2" office:value-type="float" office:value="0">
            <text:p text:style-name="P2">0</text:p>
          </table:table-cell>
          <table:table-cell table:style-name="Tabla1.E2" office:value-type="float" office:value="0">
            <text:p text:style-name="P2">0</text:p>
          </table:table-cell>
        </table:table-row>
        <table:table-row>
          <table:table-cell table:style-name="Tabla1.A2" office:value-type="float" office:value="2">
            <text:p text:style-name="P2">2</text:p>
          </table:table-cell>
          <table:table-cell table:style-name="Tabla1.A2" office:value-type="float" office:value="90">
            <text:p text:style-name="P2">90</text:p>
          </table:table-cell>
          <table:table-cell table:style-name="Tabla1.B2" office:value-type="string">
            <text:p text:style-name="P2">d2</text:p>
          </table:table-cell>
          <table:table-cell table:style-name="Tabla1.A2" office:value-type="float" office:value="0">
            <text:p text:style-name="P2">0</text:p>
          </table:table-cell>
          <table:table-cell table:style-name="Tabla1.E2" office:value-type="float" office:value="90">
            <text:p text:style-name="P2">90</text:p>
          </table:table-cell>
        </table:table-row>
        <table:table-row>
          <table:table-cell table:style-name="Tabla1.A2" office:value-type="float" office:value="3">
            <text:p text:style-name="P2">3</text:p>
          </table:table-cell>
          <table:table-cell table:style-name="Tabla1.A2" office:value-type="float" office:value="0">
            <text:p text:style-name="P2">0</text:p>
          </table:table-cell>
          <table:table-cell table:style-name="Tabla1.B2" office:value-type="string">
            <text:p text:style-name="P2">d3</text:p>
          </table:table-cell>
          <table:table-cell table:style-name="Tabla1.A2" office:value-type="float" office:value="0">
            <text:p text:style-name="P2">0</text:p>
          </table:table-cell>
          <table:table-cell table:style-name="Tabla1.E2" office:value-type="float" office:value="0">
            <text:p text:style-name="P2">0</text:p>
          </table:table-cell>
        </table:table-row>
        <table:table-row>
          <table:table-cell table:style-name="Tabla1.A2" office:value-type="float" office:value="4">
            <text:p text:style-name="P2">4</text:p>
          </table:table-cell>
          <table:table-cell table:style-name="Tabla1.B2" office:value-type="string">
            <text:p text:style-name="P2">q4</text:p>
          </table:table-cell>
          <table:table-cell table:style-name="Tabla1.B2" office:value-type="string">
            <text:p text:style-name="P2">i4</text:p>
          </table:table-cell>
          <table:table-cell table:style-name="Tabla1.A2" office:value-type="float" office:value="0">
            <text:p text:style-name="P2">0</text:p>
          </table:table-cell>
          <table:table-cell table:style-name="Tabla1.E2" office:value-type="float" office:value="0">
            <text:p text:style-name="P2">0</text:p>
          </table:table-cell>
        </table:table-row>
      </table:table>
      <text:p text:style-name="P9"/>
      <text:p text:style-name="P9"><draw:frame draw:style-name="fr1" draw:name="gráficos1" text:anchor-type="paragraph" svg:width="11.405cm" svg:height="5.637cm" draw:z-index="0"><draw:image xlink:href="Pictures/2000000700002C8D00001605BE861F32.svm" xlink:type="simple" xlink:show="embed" xlink:actuate="onLoad"/></draw:frame>T= referencia de la base del robot </text:p>
      <text:p text:style-name="P9"><draw:frame draw:style-name="fr2" draw:name="gráficos2" text:anchor-type="paragraph" svg:width="11.668cm" svg:height="3.177cm" draw:z-index="1"><draw:image xlink:href="Pictures/2000000700002D9500000C686D7B9E22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pzmg </meta:initial-creator>
    <meta:creation-date>2019-01-23T13:06:29.22</meta:creation-date>
    <dc:date>2019-01-23T14:04:40.57</dc:date>
    <dc:creator>upzmg </dc:creator>
    <meta:editing-duration>PT17M45S</meta:editing-duration>
    <meta:editing-cycles>4</meta:editing-cycles>
    <meta:generator>OpenOffice/4.1.3$Win32 OpenOffice.org_project/413m1$Build-9783</meta:generator>
    <meta:document-statistic meta:table-count="1" meta:image-count="3" meta:object-count="0" meta:page-count="2" meta:paragraph-count="49" meta:word-count="557" meta:character-count="2875"/>
  </office:meta>
</office:document-meta>
</file>